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8f6c1" officeooo:paragraph-rsid="001d0743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officeooo:rsid="001ac45a" officeooo:paragraph-rsid="001ac45a"/>
    </style:style>
    <style:style style:name="P10" style:family="paragraph" style:parent-style-name="Table_20_Contents">
      <style:text-properties officeooo:rsid="001b6dcc" officeooo:paragraph-rsid="001b6dcc"/>
    </style:style>
    <style:style style:name="P11" style:family="paragraph" style:parent-style-name="Table_20_Contents">
      <style:text-properties officeooo:rsid="001d0743" officeooo:paragraph-rsid="001d0743"/>
    </style:style>
    <style:style style:name="T1" style:family="text">
      <style:text-properties officeooo:rsid="001ac45a"/>
    </style:style>
    <style:style style:name="T2" style:family="text">
      <style:text-properties officeooo:rsid="001b6dcc"/>
    </style:style>
    <style:style style:name="T3" style:family="text">
      <style:text-properties officeooo:rsid="001d07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10.7 Gérer comptes des membre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9">Consulter la liste des « bons » membres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10">Permet de consulter la liste des « bons » membres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11">Administrateur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 <text:span text:style-name="T2">en tant qu'administrateur.</text:span>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3">L<text:span text:style-name="T2">'administrateur peut vouloir consulter la liste des « bons » membres afin de leur offrir un bonus. Les membres peuvent être considérés « bons » lorsqu'ils ont atteint une certaine quantité de ventes. L'administrateur peut donc consulter une liste de « bons » membres afin de prendre une décision éclairée quant aux bonus.</text:span></text:p>
      <text:p text:style-name="P3"/>
      <text:p text:style-name="P2">Scénario d'opération</text:p>
      <text:list xml:id="list8544837450185932538" text:style-name="L1">
        <text:list-item>
          <text:p text:style-name="P7">L'utilisateur s'authentifie et passe alors au status de « <text:span text:style-name="T3">administrateur </text:span>».</text:p>
        </text:list-item>
        <text:list-item>
          <text:p text:style-name="P8"><text:span text:style-name="T3">L'administrateur accède à <text:s/>un panneau de contrôle réservé aux administrateurs.</text:span></text:p>
        </text:list-item>
        <text:list-item>
          <text:p text:style-name="P8"><text:span text:style-name="T3">Il peut cliquer sur un lien pour faire afficher la liste des « bons » membres</text:span>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9T15:50:54.571903960</dc:date>
    <meta:editing-duration>PT52M49S</meta:editing-duration>
    <meta:editing-cycles>9</meta:editing-cycles>
    <meta:generator>LibreOffice/4.4.7.2$Linux_X86_64 LibreOffice_project/40m0$Build-2</meta:generator>
    <meta:document-statistic meta:table-count="1" meta:image-count="0" meta:object-count="0" meta:page-count="1" meta:paragraph-count="21" meta:word-count="141" meta:character-count="893" meta:non-whitespace-character-count="775"/>
  </office:meta>
</office:document-meta>
</file>